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Heading_20_1" style:list-style-name="WWNum1" style:master-page-name="Standard">
      <style:paragraph-properties fo:margin-top="0.1665in" fo:margin-bottom="0.0835in" loext:contextual-spacing="false" style:page-number="auto"/>
    </style:style>
    <style:style style:name="P3" style:family="paragraph" style:parent-style-name="Footnote" style:master-page-name="Converted2">
      <style:paragraph-properties style:page-number="auto"/>
    </style:style>
    <style:style style:name="P4" style:family="paragraph" style:parent-style-name="Footnote" style:master-page-name="Converted4">
      <style:paragraph-properties style:page-number="auto"/>
    </style:style>
    <style:style style:name="P5" style:family="paragraph" style:parent-style-name="Footnote" style:master-page-name="Converted6">
      <style:paragraph-properties style:page-number="auto"/>
    </style:style>
    <style:style style:name="P6" style:family="paragraph" style:parent-style-name="Footnote" style:master-page-name="Converted8">
      <style:paragraph-properties style:page-number="auto"/>
    </style:style>
    <style:style style:name="P7" style:family="paragraph" style:parent-style-name="Footnote" style:master-page-name="Converted12">
      <style:paragraph-properties style:page-number="auto"/>
    </style:style>
    <style:style style:name="P8" style:family="paragraph" style:parent-style-name="Endnote" style:master-page-name="Converted10">
      <style:paragraph-properties style:page-number="auto"/>
    </style:style>
    <style:style style:name="T1" style:family="text">
      <style:text-properties style:font-name-asian="Liberation Sans1" style:font-name-complex="Liberation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740090" text:style-name="WWNum1">
        <text:list-item>
          <text:h text:style-name="P2" text:outline-level="1">Chapter 1</text:h>
        </text:list-item>
      </text:list>
      <text:p text:style-name="Standard"><text:span text:style-name="Footnote_20_anchor"><text:note text:id="ftn1" text:note-class="footnote"><text:note-citation>1</text:note-citation><text:note-body><text:p text:style-name="P3">c1 footnote</text:p></text:note-body></text:note></text:span><text:span text:style-name="T1"><text:s/></text:span>Lorem ipsum dolor sit amet, usu natum brute ea. Porro aeterno volumus mei ad.</text:p>
      <text:p text:style-name="Standard"/>
      <text:list xml:id="list121325079128995" text:continue-numbering="true" text:style-name="WWNum1">
        <text:list-item>
          <text:h text:style-name="P1" text:outline-level="1"><text:soft-page-break/>Chapter 2</text:h>
        </text:list-item>
      </text:list>
      <text:p text:style-name="Standard">Eu tempor admodum denique nec. Id qui omittam evertitur.<text:span text:style-name="Footnote_20_anchor"><text:note text:id="ftn2" text:note-class="footnote"><text:note-citation>2</text:note-citation><text:note-body><text:p text:style-name="P4">c2 footnote</text:p></text:note-body></text:note></text:span> Usu ne paulo adipiscing, putent periculis ut per.</text:p>
      <text:p text:style-name="Standard"/>
      <text:list xml:id="list121325135392298" text:continue-numbering="true" text:style-name="WWNum1">
        <text:list-item>
          <text:h text:style-name="P1" text:outline-level="1">Chapter 3</text:h>
        </text:list-item>
      </text:list>
      <text:p text:style-name="Standard">Ne volumus sensibus per, eum veri iusto recusabo at, animal<text:span text:style-name="Footnote_20_anchor"><text:note text:id="ftn3" text:note-class="footnote"><text:note-citation>3</text:note-citation><text:note-body><text:p text:style-name="P5">c3 footnote</text:p></text:note-body></text:note></text:span> corrumpit posidonium <text:soft-page-break/>usu ne. Nihil offendit in vel. Laudem populo id pri, aliquid fuisset cum ut. Per alia porro percipitur no.</text:p>
      <text:p text:style-name="Standard"/>
      <text:list xml:id="list121324033434398" text:continue-numbering="true" text:style-name="WWNum1">
        <text:list-item>
          <text:h text:style-name="P1" text:outline-level="1">Chapter 4<text:span text:style-name="Footnote_20_anchor"><text:note text:id="ftn4" text:note-class="footnote"><text:note-citation>4</text:note-citation><text:note-body><text:p text:style-name="P6">c4 footnote</text:p></text:note-body></text:note></text:span></text:h>
        </text:list-item>
      </text:list>
      <text:p text:style-name="Standard">Ad vis nominati praesent reprehendunt. Consulatu maiestatis efficiantur ut nec. No vidisse labores mandamus pri, veniam <text:soft-page-break/>meliore pri et. Id omnes laudem his, his eu inermis dissentiet reformidans. </text:p>
      <text:p text:style-name="Standard"/>
      <text:list xml:id="list121323589460543" text:continue-numbering="true" text:style-name="WWNum1">
        <text:list-item>
          <text:h text:style-name="P1" text:outline-level="1">Chapter 5<text:span text:style-name="Endnote_20_anchor"><text:note text:id="ftn5" text:note-class="endnote"><text:note-citation>i</text:note-citation><text:note-body><text:p text:style-name="P8">true endnote - just to complicate things.</text:p></text:note-body></text:note></text:span></text:h>
        </text:list-item>
      </text:list>
      <text:p text:style-name="Standard">Corrumpit reprimique te mei. Ceteros adipiscing quo id, mei recusabo persecuti adipiscing et.<text:span text:style-name="Footnote_20_anchor"><text:note text:id="ftn6" text:note-class="footnote"><text:note-citation>5</text:note-citation><text:note-body><text:p text:style-name="P7">c5 footnote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zxx" fo:country="none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Liberation Sans" fo:font-family="'Liberation Sans'" style:font-style-name="Regular" style:font-family-generic="swiss" style:font-pitch="variable" fo:font-size="16pt" fo:language="en" fo:country="US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default-outline-level="" style:class="extra">
      <style:paragraph-properties fo:margin-left="0.2354in" fo:margin-right="0in" fo:text-align="start" style:justify-single-word="false" fo:text-indent="-0.2354in" style:auto-text-indent="false" text:number-lines="false" text:line-number="0" style:writing-mode="lr-tb"/>
      <style:text-properties fo:color="#ff007f" fo:font-size="14pt" style:font-size-asian="14pt" style:font-size-complex="10pt"/>
    </style:style>
    <style:style style:name="Endnote" style:family="paragraph" style:parent-style-name="Standard" style:default-outline-level="" style:class="extra">
      <style:paragraph-properties fo:margin-left="0.2354in" fo:margin-right="0in" fo:text-align="start" style:justify-single-word="false" fo:text-indent="-0.2354in" style:auto-text-indent="false" text:number-lines="false" text:line-number="0" style:writing-mode="lr-tb"/>
      <style:text-properties fo:color="#2bd0d2" fo:font-size="14pt" style:font-size-asian="14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 fo:background-color="#ff0000"/>
    </style:style>
    <style:style style:name="Endnote_20_Symbol" style:display-name="Endnote Symbol" style:family="text">
      <style:text-properties fo:color="#000000"/>
    </style:style>
    <style:style style:name="Endnote_20_anchor" style:display-name="Endnote anchor" style:family="text">
      <style:text-properties fo:color="#000000" style:text-position="super 58%" fo:background-color="#00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10" style:layout-grid-base-height="0.25in" style:layout-grid-ruby-height="0in" style:layout-grid-mode="none" style:layout-grid-ruby-below="false" style:layout-grid-print="false" style:layout-grid-display="false" style:layout-grid-base-width="0.22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22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5:21</meta:creation-date>
    <dc:language>en-GB</dc:language>
    <dc:date>2017-08-09T12:13:22.837842238</dc:date>
    <meta:editing-cycles>8</meta:editing-cycles>
    <meta:editing-duration>PT27M13S</meta:editing-duration>
    <meta:generator>LibreOfficeDev/6.0.0.0.alpha0$Linux_X86_64 LibreOffice_project/f9e28e3b0aae7307ccc53693106af6d874e092ba</meta:generator>
    <meta:document-statistic meta:table-count="0" meta:image-count="0" meta:object-count="0" meta:page-count="6" meta:paragraph-count="16" meta:word-count="131" meta:character-count="807" meta:non-whitespace-character-count="691"/>
  </office:meta>
</office:document-meta>
</file>